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Open submenu “Bindings-&gt;Axis Mappings” <text:span text:style-name="T1">(</text:span>where going to use movements of mouse, etc., for control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zimuth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 X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zimuth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 RIGHT THUMBSTICK X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mapping by clicking “+” behind "Axis Mapping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ltitude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Y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ltitude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 RIGHT THUMBSTICK Y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attleTank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 Player Start</text:p>
          </table:table-cell>
          <table:table-cell office:value-type="string">
            <text:p>Type PlayerStart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attleTank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In "Content Browser" navigate to "C++ Classes" (click on folder-icon and select <text:s/>"C++ Classes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attleTank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“BattleTank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th="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attleTan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Tank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Import Asset-&gt;Import to/Game...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files to impor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reate Basic Asset -&gt; Blueprint Clas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awn" ("Actor" has too litle options, "Character" has too much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The editor for blueprintTank open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 and add a Static 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the Static Mesh "mesh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tatic Mesh" select "tank_fbx_Body" from the ComboBo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-&gt;Static Mesh Socket-&gt;Preview Static" select correct model/fil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-&gt;Static Mesh Socket-&gt;Preview Static" select "Clear"as preview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" rename the Socke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Viewpor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Static Mesh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hild it to the correct par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select the objec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tatic Mesh" select correct model/file from the Combo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ockets" select correct socket as "Parent Socke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Transform" make sure that "Location" is X=0, Y=0, Z=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dd Blueprint to the Scene</text:p>
          </table:table-cell>
          <table:table-cell office:value-type="string">
            <text:p>- Drag "blueprintTank" from "Content Browser" to the Sce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Make the tank the root-component in the Blueprint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<text:s text:c="2"/>(“meshTank” has identical and even more properties than “DefaultSceneRoot”)</text:p>
          </table:table-cell>
          <table:table-cell office:value-type="string">
            <text:p>- In "Components" drag "meshTank" on top of "DefaultSceneRoo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ss to the tank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select "mesh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 "MassInKg" and enter a mas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reate and attach camera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<text:s text:c="2"/>(use SpringArm since directly connecting a camera will give practical issues, e.g. you always want the tank in the shot when rotating the camera, also use Scene as a 'dummy' component/group to be able to split the azimuth/yaw-rotation and altitude/pitch-rotation, having them together on the same object would cause a roll-rotation as well since yoy would have a rotation on a rotation, the Scene akts as a gimbal allowing the rotation only to take place on 1 axis)</text:p>
          </table:table-cell>
          <table:table-cell office:value-type="string">
            <text:p>- Select "Viewport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Find and select "Scen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sceneAzimuthGimbal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Make sure it is child of "mesh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Find and select "Spring Ar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springarmCamera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sure it is child of "sceneCameraGimbal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ut it a bit off the floor ("Transform-&gt;Location Z" = 150 cm)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Make it 10 m. long <text:span text:style-name="T1">(</text:span>"Camera-&gt;Target Arm Length" = 1000<text:span text:style-name="T1">)</text:span> to have a distance between the camera and the tan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Find and select "Camera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camera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sure it is child of "springarmCamera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sure it is at the end of the springarm ("Transform-&gt;Location" = 0,0,0; "Transform-&gt;Rotation" = 0,0,0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up camera control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My Blueprint-" click "Graph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New Graph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graphInputSetup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ontrol camera azimuth/yaw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My Blueprint-" click "Graph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sure "graphInputSetup" is select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axisAimAzimuth"-ev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AddLocalRotation (sceneAzimuthGimbal)"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the Exec-outputpin of the axisAimAzimuth event node to the Exec-inputpin of "AddLocalRotation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GetWorldDeltaSeconds"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Multiply float*float"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"Axis Value"-outputpin of "axisAimAzimuth"-event to inputpin if Multiply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"Return Value"-outputpin of "Get World Delta Seconds" to inputpin of Multiply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outputpin of Multiply-node to "Delta Rotation Z"-pin of "AddLocalRotation"-nod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ontrol camera altitude/pitch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My Blueprint-" click "Graph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sure "graphInputSetup" is select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axisAimAltitude"-even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graphInputSetup-window right click to add a node and add <text:s/>"AddLocalRotation <text:span text:style-name="T1">(</text:span>springarmCamera<text:span text:style-name="T1">)</text:span>"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the Exec-outputpin of the axisAimAltitude event node to the Exec-inputpin of "AddLocalRotation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GetWorldDeltaSeconds"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Multiply float*float"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"Axis Value"-outputpin of "axisAimAltitude"-event to inputpin if Multiply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"Return Value"-outputpin of "Get World Delta Seconds" to inputpin of Multiply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outputpin of Multiply-node to "Delta Rotation Y"-pin of "AddLocalRotation"-nod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29-03-2017</text:date>, <text:time>19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3-29T19:02:13.61</dc:date>
    <dc:creator>Gerard de Vries</dc:creator>
    <meta:editing-duration>P5DT21H31M24S</meta:editing-duration>
    <meta:editing-cycles>389</meta:editing-cycles>
    <meta:document-statistic meta:table-count="1" meta:cell-count="528" meta:object-count="0"/>
  </office:meta>
</office:document-meta>
</file>